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6.616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visibility="collapse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pec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COMS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otal $</text:p>
          </table:table-cell>
          <table:table-cell table:number-columns-repeated="2"/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atashee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Total 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G5]*[.H5]" office:value-type="float" office:value="22.68" calcext:value-type="float">
            <text:p>22.68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string" calcext:value-type="string">
            <text:p>C1,C2,C3,C4,C5,C6,C7,C8,C9,C10,C11,C12,C13,C14,C16</text:p>
          </table:table-cell>
          <table:table-cell office:value-type="string" calcext:value-type="string">
            <text:p><text:a xlink:href="https://www.digikey.com.au/en/products/detail/yageo/CC0805KRX7R9BB104/302874" xlink:type="simple">0.1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2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table:formula="of:=[.Q5]*[.P5]" office:value-type="float" office:value="2.4" calcext:value-type="float">
            <text:p>2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table:style-name="ce6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G6]*[.H6]" office:value-type="float" office:value="8.59" calcext:value-type="float">
            <text:p>8.59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string" calcext:value-type="string">
            <text:p>C15</text:p>
          </table:table-cell>
          <table:table-cell office:value-type="string" calcext:value-type="string">
            <text:p><text:a xlink:href="https://www.digikey.com.au/en/products/detail/samsung-electro-mechanics/CL21A475KAQNNNE/3886902" xlink:type="simple">4.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Q6]*[.P6]"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G7]*[.H7]" office:value-type="float" office:value="7.1" calcext:value-type="float">
            <text:p>7.1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string" calcext:value-type="string">
            <text:p>C17</text:p>
          </table:table-cell>
          <table:table-cell office:value-type="string" calcext:value-type="string">
            <text:p><text:a xlink:href="https://www.digikey.com.au/en/products/detail/murata-electronics/GRM21BR71H474KA88L/702592" xlink:type="simple">0.4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4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Q7]*[.P7]" office:value-type="float" office:value="0.36" calcext:value-type="float">
            <text:p>0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table:style-name="ce6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G8]*[.H8]" office:value-type="float" office:value="1.4" calcext:value-type="float">
            <text:p>1.4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string" calcext:value-type="string">
            <text:p>C18,C19</text:p>
          </table:table-cell>
          <table:table-cell office:value-type="string" calcext:value-type="string">
            <text:p><text:a xlink:href="https://www.digikey.com.au/en/products/detail/samsung-electro-mechanics/CL21C100CBANNNC/3888219" xlink:type="simple">10p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5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formula="of:=[.Q8]*[.P8]" office:value-type="float" office:value="0.32" calcext:value-type="float">
            <text:p>0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table:style-name="ce6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G9]*[.H9]" office:value-type="float" office:value="1.14" calcext:value-type="float">
            <text:p>1.14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string" calcext:value-type="string">
            <text:p>R1</text:p>
          </table:table-cell>
          <table:table-cell office:value-type="string" calcext:value-type="string">
            <text:p><text:a xlink:href="https://www.digikey.com.au/en/products/detail/yageo/RC0805FR-0710KL/727535" xlink:type="simple">1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Q9]*[.P9]"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edac-inc/690-005-299-043/4312191" xlink:type="simple">USB Mini B</text:a></text:p>
          </table:table-cell>
          <table:table-cell office:value-type="string" calcext:value-type="string">
            <text:p>690-005-299-043</text:p>
          </table:table-cell>
          <table:table-cell/>
          <table:table-cell office:value-type="string" calcext:value-type="string">
            <text:p>USB-OTG</text:p>
          </table:table-cell>
          <table:table-cell table:style-name="ce6"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float" office:value="1.02" calcext:value-type="float">
            <text:p>1.02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string" calcext:value-type="string">
            <text:p>R2,R3,R4,R5,R6,R7,R8,R9,R10</text:p>
          </table:table-cell>
          <table:table-cell office:value-type="string" calcext:value-type="string">
            <text:p><text:a xlink:href="https://www.digikey.com.au/en/products/detail/yageo/RC0805FR-0760R4L/728073" xlink:type="simple">60Ω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3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table:formula="of:=[.Q10]*[.P10]" office:value-type="float" office:value="1.44" calcext:value-type="float">
            <text:p>1.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11]*[.H11]" office:value-type="float" office:value="3" calcext:value-type="float">
            <text:p>3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string" calcext:value-type="string">
            <text:p>R11,R12,R13</text:p>
          </table:table-cell>
          <table:table-cell office:value-type="string" calcext:value-type="string">
            <text:p><text:a xlink:href="https://www.digikey.com.au/en/products/detail/vishay-beyschlag-draloric-bc-components/MCU08050D5002BP100/8125783" xlink:type="simple">5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4</text:p>
          </table:table-cell>
          <table:table-cell office:value-type="float" office:value="3" calcext:value-type="float">
            <text:p>3</text:p>
          </table:table-cell>
          <table:table-cell office:value-type="float" office:value="1.33" calcext:value-type="float">
            <text:p>1.33</text:p>
          </table:table-cell>
          <table:table-cell table:formula="of:=[.Q11]*[.P11]" office:value-type="float" office:value="3.99" calcext:value-type="float">
            <text:p>3.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stmicroelectronics/LDK320AM33R/6192795" xlink:type="simple">Linear Regulator</text:a></text:p>
          </table:table-cell>
          <table:table-cell office:value-type="string" calcext:value-type="string">
            <text:p>LDK320AM33R</text:p>
          </table:table-cell>
          <table:table-cell table:number-columns-repeated="2"/>
          <table:table-cell table:style-name="ce6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G12]*[.H12]" office:value-type="float" office:value="1.04" calcext:value-type="float">
            <text:p>1.04</text:p>
          </table:table-cell>
          <table:table-cell/>
          <table:table-cell office:value-type="string" calcext:value-type="string">
            <text:p>y</text:p>
          </table:table-cell>
          <table:table-cell table:style-name="ce3" office:value-type="string" calcext:value-type="string">
            <text:p>R14</text:p>
          </table:table-cell>
          <table:table-cell office:value-type="string" calcext:value-type="string">
            <text:p><text:a xlink:href="https://www.digikey.com.au/en/products/detail/yageo/RC0805FR-0730RL/727842" xlink:type="simple">30R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Q12]*[.P12]" office:value-type="float" office:value="0.28" calcext:value-type="float">
            <text:p>0.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molex/2067640100/9520958" xlink:type="simple">Antenna</text:a></text:p>
          </table:table-cell>
          <table:table-cell office:value-type="float" office:value="2067640100" calcext:value-type="float">
            <text:p>2067640100</text:p>
          </table:table-cell>
          <table:table-cell table:number-columns-repeated="2"/>
          <table:table-cell table:style-name="ce6"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float" office:value="6.85" calcext:value-type="float">
            <text:p>6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0734120114/WM3894CT-ND/2421931?curr=usd&amp;utm_campaign=buynow&amp;utm_medium=aggregator&amp;utm_source=octopart" xlink:type="simple">u.FL connector</text:a></text:p>
          </table:table-cell>
          <table:table-cell office:value-type="string" calcext:value-type="string">
            <text:p>U.FL-R-SMT-1(10)</text:p>
          </table:table-cell>
          <table:table-cell table:number-columns-repeated="2"/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float" office:value="1.51" calcext:value-type="float">
            <text:p>1.5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digikey.com.au/en/products/detail/LFXTAL026380/1923-LFXTAL026380CT-ND/8634020?curr=usd&amp;utm_campaign=buynow&amp;utm_medium=aggregator&amp;utm_source=octopart" xlink:type="simple">Oscillator</text:a></text:p>
          </table:table-cell>
          <table:table-cell office:value-type="string" calcext:value-type="string">
            <text:p>LFXTAL026380</text:p>
          </table:table-cell>
          <table:table-cell table:number-columns-repeated="2"/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float" office:value="1.51" calcext:value-type="float">
            <text:p>1.51</text:p>
          </table:table-cell>
          <table:table-cell table:number-columns-repeated="8"/>
          <table:table-cell table:formula="of:=SUM([.R5:.R12])" office:value-type="float" office:value="9.11" calcext:value-type="float">
            <text:p>9.11</text:p>
          </table:table-cell>
          <table:table-cell/>
        </table:table-row>
        <table:table-row table:style-name="ro1">
          <table:table-cell table:number-columns-repeated="6"/>
          <table:table-cell table:style-name="ce6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[.G16]*[.H16]"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G17]*[.H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G18]*[.H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G19]*[.H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SUM([.I5:.I13])" office:value-type="float" office:value="52.82" calcext:value-type="float">
            <text:p>52.82</text:p>
          </table:table-cell>
          <table:table-cell table:number-columns-repeated="10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0.1uF</text:p>
          </table:table-cell>
        </table:table-row>
      </table:table>
      <table:table table:name="POWER-BUDG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9T20:08:01.086872452</dc:date>
    <meta:editing-duration>PT3H52M53S</meta:editing-duration>
    <meta:editing-cycles>19</meta:editing-cycles>
    <meta:document-statistic meta:table-count="2" meta:cell-count="158" meta:object-count="0"/>
  </office:meta>
</office:document-meta>
</file>